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inherit" svg:font-family="inherit"/>
  </office:font-face-decls>
  <office:automatic-styles>
    <style:style style:name="P1" style:family="paragraph" style:parent-style-name="Standard">
      <style:paragraph-properties fo:text-align="center" style:justify-single-word="false"/>
      <style:text-properties fo:font-size="15pt" officeooo:rsid="00180c77" officeooo:paragraph-rsid="00180c77" style:font-size-asian="15pt" style:font-size-complex="15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inherit" fo:letter-spacing="normal" fo:font-style="normal" fo:font-weight="normal"/>
    </style:style>
    <style:style style:name="P4" style:family="paragraph" style:parent-style-name="Standard">
      <loext:graphic-properties draw:fill="none"/>
      <style:paragraph-properties fo:margin-left="0cm" fo:margin-right="0cm" fo:margin-top="0cm" fo:margin-bottom="0.247cm" style:contextual-spacing="false" fo:line-height="115%" fo:text-align="start" style:justify-single-word="false" fo:orphans="2" fo:widows="2" fo:text-indent="0cm" style:auto-text-indent="false" fo:background-color="transparent"/>
      <style:text-properties fo:font-variant="normal" fo:text-transform="none" style:font-name="inherit" fo:font-size="14pt" fo:letter-spacing="normal" fo:font-style="normal" fo:font-weight="normal" officeooo:paragraph-rsid="0019497f"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fo:font-size="14pt" officeooo:paragraph-rsid="00180c77" style:font-size-asian="14pt" style:font-size-complex="14pt"/>
    </style:style>
    <style:style style:name="P7" style:family="paragraph" style:parent-style-name="Standard">
      <style:paragraph-properties fo:text-align="justify" style:justify-single-word="false"/>
      <style:text-properties style:font-name="Liberation Serif" fo:font-size="15pt" fo:font-weight="bold" officeooo:rsid="00180c77" officeooo:paragraph-rsid="00180c77" style:font-size-asian="15pt" style:font-weight-asian="bold" style:font-size-complex="15pt" style:font-weight-complex="bold"/>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margin-top="0cm" fo:margin-bottom="0cm" style:contextual-spacing="false" fo:text-align="justify" style:justify-single-word="false"/>
    </style:style>
    <style:style style:name="P10" style:family="paragraph" style:parent-style-name="Text_20_body">
      <loext:graphic-properties draw:fill="none"/>
      <style:paragraph-properties fo:margin-left="0cm" fo:margin-right="0cm" fo:text-align="justify" style:justify-single-word="false" fo:text-indent="2cm" style:auto-text-indent="false" fo:background-color="transparent"/>
    </style:style>
    <style:style style:name="P11" style:family="paragraph" style:parent-style-name="Text_20_body" style:master-page-name="">
      <loext:graphic-properties draw:fill="none"/>
      <style:paragraph-properties fo:margin-left="0cm" fo:margin-right="0cm" fo:text-align="justify" style:justify-single-word="false" fo:text-indent="2cm" style:auto-text-indent="false" style:page-number="auto" fo:background-color="transparent"/>
      <style:text-properties fo:font-size="14pt" officeooo:paragraph-rsid="00180c77" style:font-size-asian="14pt" style:font-size-complex="14pt"/>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2cm" style:auto-text-indent="false" style:page-number="auto" fo:background-color="transparent"/>
      <style:text-properties fo:font-size="14pt" style:font-size-asian="14pt" style:font-size-complex="14pt"/>
    </style:style>
    <style:style style:name="P1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2cm" style:auto-text-indent="false" fo:background-color="transparent"/>
      <style:text-properties fo:font-size="14pt" style:font-size-asian="14pt" style:font-size-complex="14pt"/>
    </style:style>
    <style:style style:name="P1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2cm" style:auto-text-indent="false" fo:background-color="transparent"/>
      <style:text-properties officeooo:paragraph-rsid="0019497f"/>
    </style:style>
    <style:style style:name="T1" style:family="text">
      <style:text-properties officeooo:rsid="00180c77"/>
    </style:style>
    <style:style style:name="T2" style:family="text">
      <style:text-properties fo:font-size="14pt" style:font-size-asian="14pt" style:font-size-complex="14pt"/>
    </style:style>
    <style:style style:name="T3" style:family="text">
      <style:text-properties fo:font-variant="normal" fo:text-transform="none" fo:color="#242424" loext:opacity="100%" style:font-name="Segoe UI" fo:font-size="8.39999961853027pt" fo:letter-spacing="normal" fo:font-style="normal" fo:font-weight="normal"/>
    </style:style>
    <style:style style:name="T4" style:family="text">
      <style:text-properties fo:font-variant="normal" fo:text-transform="none" fo:color="#242424" loext:opacity="100%" fo:font-size="8.39999961853027pt" fo:letter-spacing="normal" fo:font-style="normal" fo:font-weight="normal"/>
    </style:style>
    <style:style style:name="T5" style:family="text">
      <style:text-properties fo:font-variant="normal" fo:text-transform="none" fo:color="#242424" loext:opacity="100%" fo:letter-spacing="normal" fo:font-style="normal"/>
    </style:style>
    <style:style style:name="T6" style:family="text">
      <style:text-properties fo:font-variant="normal" fo:text-transform="none" fo:color="#242424" loext:opacity="100%" fo:letter-spacing="normal"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od<text:span text:style-name="T1">ologia</text:span> de desenvolvimento de <text:span text:style-name="T1">S</text:span>oft<text:span text:style-name="T1">ware</text:span> (SR)</text:p>
      <text:p text:style-name="P1">Samanta Bordallo</text:p>
      <text:p text:style-name="P1"/>
      <text:p text:style-name="P7"><text:span text:style-name="T5">Enumere e caracterize os principais tipos de testes de software. (Máximo 10).</text:span> </text:p>
      <text:p text:style-name="P1"/>
      <text:p text:style-name="P11"><text:span text:style-name="Strong_20_Emphasis">Teste de Unidade (Unit Testing):</text:span> O Teste de Unidade é uma técnica de teste que se concentra na avaliação das unidades individuais de código, como funções, métodos ou classes, de forma isolada. O objetivo principal é verificar se cada unidade funciona conforme o esperado, identificando erros de lógica ou sintaxe que possam existir no nível da unidade. Esse tipo de teste é geralmente automatizado e é uma parte fundamental da prática de Desenvolvimento Orientado a Testes (TDD). Ao isolar o código e testar cada unidade separadamente, os desenvolvedores podem garantir que os componentes individuais funcionem corretamente antes de integrá-los em um sistema mais amplo.</text:p>
      <text:p text:style-name="P10"><text:span text:style-name="Strong_20_Emphasis"><text:span text:style-name="T2">Teste de Integração (Integration Testing):</text:span></text:span><text:span text:style-name="T2"> O Teste de Integração visa avaliar a interação entre diferentes módulos, componentes ou serviços de um sistema de software. Em vez de testar unidades individuais de código, este tipo de teste concentra-se em garantir que as partes do sistema funcionem bem juntas quando integradas. O objetivo é identificar problemas de comunicação, incompatibilidades ou falhas de integração que possam surgir quando várias partes do sistema são combinadas. Os testes de integração podem ser conduzidos em diferentes níveis, incluindo integração de componentes, integração de sistemas e integração de sistemas externos.</text:span></text:p>
      <text:p text:style-name="P10"><text:span text:style-name="Strong_20_Emphasis"><text:span text:style-name="T2">Teste de Aceitação (Acceptance Testing):</text:span></text:span><text:span text:style-name="T2"> Os Testes de Aceitação são realizados para avaliar se o software atende aos critérios de aceitação definidos pelo cliente ou partes interessadas. Esses critérios podem incluir requisitos funcionais, de desempenho, de segurança e outros que são essenciais para considerar o software pronto para entrega ou implantação em produção. Os Testes de Aceitação são frequentemente conduzidos pelos usuários finais ou representantes do cliente, e o foco principal é verificar se o software cumpre as expectativas de negócios e atende aos requisitos acordados.</text:span></text:p>
      <text:p text:style-name="P10"><text:span text:style-name="Strong_20_Emphasis"><text:span text:style-name="T2">Teste Funcional (Functional Testing):</text:span></text:span><text:span text:style-name="T2"> Os Testes Funcionais têm como objetivo avaliar as funcionalidades do software com base na especificação. Eles verificam se o software realiza as tarefas planejadas e atende aos requisitos funcionais estabelecidos. Durante esse tipo de teste, são criados cenários de uso típicos para verificar se o software se comporta de acordo com o esperado em várias situações. Isso inclui testar a entrada e saída de dados, a navegação pela interface do </text:span><text:soft-page-break/><text:span text:style-name="T2">usuário e a execução de operações específicas. O Teste Funcional é fundamental para garantir que o software seja funcionalmente correto.</text:span></text:p>
      <text:p text:style-name="P10"><text:span text:style-name="Strong_20_Emphasis"><text:span text:style-name="T2">Teste de Regressão (Regression Testing):</text:span></text:span><text:span text:style-name="T2"> Os Testes de Regressão são realizados após modificações no código para identificar regressões, ou seja, problemas que surgiram após as alterações. O objetivo principal é certificar-se de que as alterações recentes não afetaram negativamente funcionalidades previamente testadas e funcionais. Os casos de teste relevantes para as áreas afetadas pelas mudanças são reexecutados para garantir que o software continue funcionando conforme o esperado, mesmo após modificações no código.</text:span></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2T14:46:31.661000000</meta:creation-date>
    <dc:date>2023-10-13T10:58:12.548000000</dc:date>
    <meta:editing-duration>PT2H4M24S</meta:editing-duration>
    <meta:editing-cycles>3</meta:editing-cycles>
    <meta:generator>LibreOffice/7.3.4.2$Windows_X86_64 LibreOffice_project/728fec16bd5f605073805c3c9e7c4212a0120dc5</meta:generator>
    <meta:document-statistic meta:table-count="0" meta:image-count="0" meta:object-count="0" meta:page-count="2" meta:paragraph-count="8" meta:word-count="469" meta:character-count="3185" meta:non-whitespace-character-count="2723"/>
  </office:meta>
</office:document-meta>
</file>